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-Regular" svg:font-family="Wingdings-Regular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4.838cm"/>
    </style:style>
    <style:style style:name="co3" style:family="table-column">
      <style:table-column-properties fo:break-before="auto" style:column-width="1.898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1.52cm"/>
    </style:style>
    <style:style style:name="co7" style:family="table-column">
      <style:table-column-properties fo:break-before="auto" style:column-width="2.512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1.827cm"/>
    </style:style>
    <style:style style:name="co11" style:family="table-column">
      <style:table-column-properties fo:break-before="auto" style:column-width="3.50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993cm"/>
    </style:style>
    <style:style style:name="co14" style:family="table-column">
      <style:table-column-properties fo:break-before="auto" style:column-width="1.639cm"/>
    </style:style>
    <style:style style:name="co15" style:family="table-column">
      <style:table-column-properties fo:break-before="auto" style:column-width="3.87cm"/>
    </style:style>
    <style:style style:name="ro1" style:family="table-row">
      <style:table-row-properties style:row-height="0.834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1.461cm" fo:break-before="auto" style:use-optimal-row-height="true"/>
    </style:style>
    <style:style style:name="ro4" style:family="table-row">
      <style:table-row-properties style:row-height="2.9cm" fo:break-before="auto" style:use-optimal-row-height="true"/>
    </style:style>
    <style:style style:name="ro5" style:family="table-row">
      <style:table-row-properties style:row-height="2.111cm" fo:break-before="auto" style:use-optimal-row-height="true"/>
    </style:style>
    <style:style style:name="ro6" style:family="table-row">
      <style:table-row-properties style:row-height="3.295cm" fo:break-before="auto" style:use-optimal-row-height="true"/>
    </style:style>
    <style:style style:name="ro7" style:family="table-row">
      <style:table-row-properties style:row-height="2.506cm" fo:break-before="auto" style:use-optimal-row-height="true"/>
    </style:style>
    <style:style style:name="ro8" style:family="table-row">
      <style:table-row-properties style:row-height="1.764cm" fo:break-before="auto" style:use-optimal-row-height="true"/>
    </style:style>
    <style:style style:name="ro9" style:family="table-row">
      <style:table-row-properties style:row-height="1.995cm" fo:break-before="auto" style:use-optimal-row-height="true"/>
    </style:style>
    <style:style style:name="ro10" style:family="table-row">
      <style:table-row-properties style:row-height="3.69cm" fo:break-before="auto" style:use-optimal-row-height="true"/>
    </style:style>
    <style:style style:name="ro11" style:family="table-row">
      <style:table-row-properties style:row-height="3.388cm" fo:break-before="auto" style:use-optimal-row-height="true"/>
    </style:style>
    <style:style style:name="ro12" style:family="table-row">
      <style:table-row-properties style:row-height="2.088cm" fo:break-before="auto" style:use-optimal-row-height="true"/>
    </style:style>
    <style:style style:name="ro1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padding="0.085cm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="0.085c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padding="0.085cm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padding="0.085cm"/>
      <style:paragraph-properties fo:text-align="start" fo:margin-left="0cm"/>
      <style:text-properties fo:color="#00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name-complex="Helvetic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padding="0.085cm"/>
      <style:paragraph-properties fo:text-align="start" fo:margin-left="0cm"/>
      <style:text-properties fo:color="#00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padding="0.085cm"/>
      <style:paragraph-properties fo:text-align="start" fo:margin-left="0cm"/>
      <style:text-properties fo:color="#000000" style:text-outline="false" style:text-line-through-styl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padding="0.085cm"/>
      <style:paragraph-properties fo:text-align="start" fo:margin-left="0cm"/>
      <style:text-properties fo:color="#000000" style:font-name="Helvetica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8" style:family="table-cell" style:parent-style-name="Default">
      <style:table-cell-properties style:text-align-source="fix" style:repeat-content="false" fo:wrap-option="wrap" fo:padding="0.085cm"/>
      <style:paragraph-properties fo:text-align="start" fo:margin-left="0cm"/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font-name="Helvetic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font-name="Helvetic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name-complex="Helvetic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padding="0.085cm"/>
      <style:paragraph-properties fo:text-align="start" fo:margin-left="0cm"/>
      <style:text-properties style:font-name="Helvetica1" fo:font-size="9pt" fo:language="en" fo:country="US" style:font-size-asian="9pt" style:language-asian="en" style:country-asian="US" style:font-size-complex="9pt" style:language-complex="en" style:country-complex="US"/>
    </style:style>
    <style:style style:name="ce12" style:family="table-cell" style:parent-style-name="Default">
      <style:table-cell-properties style:text-align-source="fix" style:repeat-content="false" fo:wrap-option="wrap" fo:padding="0.085cm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padding="0.085cm"/>
      <style:paragraph-properties fo:text-align="center" fo:margin-left="0cm"/>
      <style:text-properties style:font-name="Arial" style:font-name-asian="Arial Unicode MS" style:font-name-complex="Arial Unicode MS"/>
    </style:style>
    <style:style style:name="ce14" style:family="table-cell" style:parent-style-name="Default">
      <style:table-cell-properties style:text-align-source="fix" style:repeat-content="false" fo:wrap-option="wrap" fo:padding="0.085cm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 fo:padding="0.085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padding="0.085cm"/>
      <style:paragraph-properties fo:text-align="start" fo:margin-left="0cm"/>
      <style:text-properties style:font-name="Helvetica1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padding="0.085cm"/>
      <style:paragraph-properties fo:text-align="center" fo:margin-left="0cm"/>
      <style:text-properties style:font-name="Helvetica1" fo:font-size="9pt" style:font-size-asian="9pt" style:font-size-complex="9pt"/>
    </style:style>
    <style:style style:name="T1" style:family="text">
      <style:text-properties fo:color="#000000" style:text-position="0% 100%" style:font-name="Helvetica" fo:font-size="9pt" style:font-name-asian="Helvetica" style:font-size-asian="9pt" style:font-name-complex="Helvetica" style:font-size-complex="9pt"/>
    </style:style>
    <style:style style:name="T2" style:family="text">
      <style:text-properties style:font-name="F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Helvetica" fo:font-size="9pt" style:font-name-asian="Helvetica" style:font-size-asian="9pt" style:font-name-complex="Helvetica" style:font-size-complex="9pt"/>
    </style:style>
    <style:style style:name="T6" style:family="text">
      <style:text-properties style:font-name="Helvetica1" fo:font-size="9pt" style:font-size-asian="9pt" style:font-size-complex="9pt"/>
    </style:style>
    <style:style style:name="T7" style:family="text">
      <style:text-properties fo:color="#000000" style:text-position="0% 100%" style:font-name="Helvetica1" fo:font-size="9pt" style:font-name-asian="Helvetica" style:font-size-asian="9pt" style:font-name-complex="Helvetica" style:font-size-complex="9pt"/>
    </style:style>
    <style:style style:name="T8" style:family="text">
      <style:text-properties style:font-name="Helvetica1" fo:font-size="9pt" style:font-size-asian="9pt" style:font-name-complex="Helvetica" style:font-size-complex="9pt"/>
    </style:style>
    <style:style style:name="T9" style:family="text">
      <style:text-properties fo:color="#000000" style:font-name="Helvetica1" fo:font-size="9pt" style:font-name-asian="Helvetica" style:font-size-asian="9pt" style:font-name-complex="Helvetica" style:font-size-complex="9pt"/>
    </style:style>
    <style:style style:name="T10" style:family="text">
      <style:text-properties style:font-name="Arial" style:font-name-asian="Arial Unicode MS" style:font-name-complex="Arial Unicode MS"/>
    </style:style>
    <style:style style:name="T11" style:family="text">
      <style:text-properties fo:color="#000000" style:text-position="0% 100%" style:font-name="Helvetica1" fo:font-size="9pt" style:font-name-asian="Wingdings-Regular" style:font-size-asian="9pt" style:font-name-complex="Wingdings-Regular" style:font-size-complex="9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4"/>
        <table:table-column table:style-name="co3" table:default-cell-style-name="ce2"/>
        <table:table-column table:style-name="co13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14"/>
        <table:table-column table:style-name="co12" table:number-columns-repeated="1007" table:default-cell-style-name="ce2"/>
        <table:table-row table:style-name="ro1">
          <table:table-cell table:style-name="ce1" office:value-type="string">
            <text:p>Template Name</text:p>
          </table:table-cell>
          <table:table-cell table:style-name="ce3" office:value-type="string">
            <text:p>Besonderheiten</text:p>
          </table:table-cell>
          <table:table-cell table:style-name="ce1" office:value-type="string">
            <text:p># Spieler</text:p>
          </table:table-cell>
          <table:table-cell table:style-name="ce1" office:value-type="string">
            <text:p># Spiele</text:p>
          </table:table-cell>
          <table:table-cell table:style-name="ce1" office:value-type="string">
            <text:p>#Runden</text:p>
          </table:table-cell>
          <table:table-cell table:style-name="ce1" office:value-type="string">
            <text:p># Tage</text:p>
          </table:table-cell>
          <table:table-cell table:style-name="ce1" office:value-type="string">
            <text:p># Gruppen</text:p>
          </table:table-cell>
          <table:table-cell table:style-name="ce3" office:value-type="string">
            <text:p>jeder gegen jeden</text:p>
          </table:table-cell>
          <table:table-cell table:style-name="ce1" office:value-type="string">
            <text:p># KO Runde</text:p>
          </table:table-cell>
          <table:table-cell table:style-name="ce1" office:value-type="string">
            <text:p># Tische</text:p>
          </table:table-cell>
          <table:table-cell table:style-name="ce1" office:value-type="string">
            <text:p># Wiederholungen</text:p>
          </table:table-cell>
          <table:table-cell table:style-name="ce3"/>
          <table:table-cell table:style-name="ce1" office:value-type="string">
            <text:p>Tisch 1</text:p>
          </table:table-cell>
          <table:table-cell table:style-name="ce1" office:value-type="string">
            <text:p>Tisch 2</text:p>
          </table:table-cell>
          <table:table-cell table:style-name="ce1" office:value-type="string">
            <text:p>Tisch3</text:p>
          </table:table-cell>
          <table:table-cell table:style-name="ce1" office:value-type="string">
            <text:p>Tisch 4</text:p>
          </table:table-cell>
          <table:table-cell table:style-name="ce3"/>
          <table:table-cell table:style-name="ce1" table:number-columns-repeated="1007"/>
        </table:table-row>
        <table:table-row table:style-name="ro2">
          <table:table-cell office:value-type="string">
            <text:p>T0</text:p>
          </table:table-cell>
          <table:table-cell table:style-name="ce4" office:value-type="string">
            <text:p><text:span text:style-name="T1">Turnier findet nicht statt.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1</text:p>
          </table:table-cell>
          <table:table-cell table:style-name="ce5" office:value-type="string">
            <text:p><text:span text:style-name="T2"><text:s/></text:span><text:span text:style-name="T1">Turnier wird als Dreifachrunde </text:span><text:span text:style-name="T1">jeder gegen jeden durchgeführt. </text:span><text:span text:style-name="T1">(2 Teilnehmer, ein Billard, 3 </text:span><text:span text:style-name="T1">Spielrunden, 1 Turniertag)</text:span>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4">
          <table:table-cell office:value-type="string">
            <text:p>T2</text:p>
          </table:table-cell>
          <table:table-cell table:style-name="ce5" office:value-type="string">
            <text:p><text:span text:style-name="T3"><text:s/></text:span><text:span text:style-name="T1">(3 Teilnehmer, ein Billard, 6 </text:span><text:span text:style-name="T1">Spielrunden, 1 Turniertag)</text:span>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#1:1-3</text:p>
            <text:p>#2:2-3</text:p>
            <text:p>#3:1-2</text:p>
            <text:p>#4:1-3</text:p>
            <text:p>#5:2-3</text:p>
            <text:p>#6:1-2</text:p>
            <text:p/>
          </table:table-cell>
          <table:table-cell table:number-columns-repeated="1011"/>
        </table:table-row>
        <table:table-row table:style-name="ro5">
          <table:table-cell office:value-type="string">
            <text:p>T3</text:p>
          </table:table-cell>
          <table:table-cell table:style-name="ce6" office:value-type="string">
            <text:p><text:span text:style-name="T4">Turnier wird im Modus jeder gegen </text:span><text:span text:style-name="T4">jeden durchgeführt. (4 Teilnehmer, </text:span><text:span text:style-name="T4">zwei Billards, 3 Spielrunden, 1 </text:span><text:span text:style-name="T4">Turniertag)</text:span>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office:value-type="string">
            <text:p>#1:2-3</text:p>
            <text:p>#3:G1-V2</text:p>
            <text:p>#5: R1</text:p>
          </table:table-cell>
          <table:table-cell table:style-name="ce15" office:value-type="string">
            <text:p>#2:1-4</text:p>
            <text:p>#4:G2-V1</text:p>
            <text:p>#6: R2</text:p>
          </table:table-cell>
          <table:table-cell table:style-name="ce15" table:number-columns-repeated="2"/>
          <table:table-cell office:value-type="string">
            <text:p>Runde 3: Best GD Runde 2 bleibt am Tisch</text:p>
          </table:table-cell>
          <table:table-cell table:number-columns-repeated="1007"/>
        </table:table-row>
        <table:table-row table:style-name="ro5">
          <table:table-cell office:value-type="string">
            <text:p>T4</text:p>
          </table:table-cell>
          <table:table-cell table:style-name="ce5" office:value-type="string">
            <text:p><text:span text:style-name="T3">Turnier wird im Modus jeder </text:span><text:span text:style-name="T3">gegen jeden durchgeführt. </text:span><text:span text:style-name="T1">(5 </text:span><text:span text:style-name="T1">Teilnehmer, zwei Billards, 5 </text:span><text:span text:style-name="T1">Spielrunden, 1 Turniertag)</text:span>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-4</text:p>
            <text:p>1-4</text:p>
            <text:p>2-5</text:p>
            <text:p>1-3</text:p>
            <text:p>3-5</text:p>
          </table:table-cell>
          <table:table-cell office:value-type="string">
            <text:p>1-5</text:p>
            <text:p>2-3</text:p>
            <text:p>3-4</text:p>
            <text:p>4-5</text:p>
            <text:p>1-2</text:p>
          </table:table-cell>
          <table:table-cell table:number-columns-repeated="1010"/>
        </table:table-row>
        <table:table-row table:style-name="ro6">
          <table:table-cell office:value-type="string">
            <text:p>T5</text:p>
          </table:table-cell>
          <table:table-cell table:style-name="ce7" office:value-type="string">
            <text:p><text:span text:style-name="T1">Turnier wird im Modus jeder </text:span><text:span text:style-name="T1">gegen jeden durchgeführt. (5 </text:span><text:span text:style-name="T1">Teilnehmer, zwei Billards, 6 </text:span><text:span text:style-name="T1">Spielrunden, 2 Turniertage)</text:span>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reiband gross</text:p>
          </table:table-cell>
          <table:table-cell table:style-name="ce13" office:value-type="string">
            <text:p><text:span text:style-name="T10">Day1:</text:span></text:p>
            <text:p><text:span text:style-name="T10">2-4</text:span></text:p>
            <text:p><text:span text:style-name="T10">1-4</text:span></text:p>
            <text:p><text:span text:style-name="T10">3-5</text:span></text:p>
            <text:p><text:span text:style-name="T10">Day2</text:span></text:p>
            <text:p><text:span text:style-name="T10">2-5</text:span></text:p>
            <text:p><text:span text:style-name="T10">1-3</text:span></text:p>
            <text:p><text:span text:style-name="T10">---</text:span></text:p>
          </table:table-cell>
          <table:table-cell table:style-name="ce13" office:value-type="string">
            <text:p><text:span text:style-name="T10">Day1:</text:span></text:p>
            <text:p><text:span text:style-name="T10">1-5</text:span></text:p>
            <text:p><text:span text:style-name="T10">2-3</text:span></text:p>
            <text:p><text:span text:style-name="T10">---</text:span></text:p>
            <text:p><text:span text:style-name="T10">Day2</text:span></text:p>
            <text:p><text:span text:style-name="T10">3-4</text:span></text:p>
            <text:p><text:span text:style-name="T10">4-5</text:span></text:p>
            <text:p><text:span text:style-name="T10">1-2</text:span></text:p>
          </table:table-cell>
          <table:table-cell table:number-columns-repeated="1010"/>
        </table:table-row>
        <table:table-row table:style-name="ro7">
          <table:table-cell office:value-type="string">
            <text:p>T6</text:p>
          </table:table-cell>
          <table:table-cell table:style-name="ce8" office:value-type="string">
            <text:p><text:span text:style-name="T5">Turnier wird im Modus 2 </text:span><text:span text:style-name="T5">Gruppen a 3 Spieler, Platzierung </text:span><text:span text:style-name="T5">5,3, Halbfinale,</text:span></text:p>
            <text:p><text:span text:style-name="T5">Finale durchgeführt. </text:span><text:span text:style-name="T1">(6 </text:span><text:span text:style-name="T1">Teilnehmer, drei Billards, 5 </text:span><text:span text:style-name="T1">Spielrunden, 1 Turniertag)</text:span>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</text:p>
            <text:p>S1,S3,S6</text:p>
            <text:p>S2,S4,S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-3</text:p>
            <text:p>1-3</text:p>
            <text:p>1-2</text:p>
            <text:p>G1-V2</text:p>
            <text:p>Finale</text:p>
          </table:table-cell>
          <table:table-cell table:style-name="ce13" office:value-type="string">
            <text:p><text:span text:style-name="T10">2-3</text:span></text:p>
            <text:p><text:span text:style-name="T10">1-3</text:span></text:p>
            <text:p><text:span text:style-name="T10">1-2</text:span></text:p>
            <text:p><text:span text:style-name="T10">G2-V2</text:span></text:p>
            <text:p><text:span text:style-name="T10">Plätze 3-4</text:span></text:p>
          </table:table-cell>
          <table:table-cell office:value-type="string">
            <text:p/>
            <text:p/>
            <text:p/>
            <text:p>Platz 5</text:p>
            <text:p/>
          </table:table-cell>
          <table:table-cell/>
          <table:table-cell office:value-type="string">
            <text:p>Tische losen in Runde 4</text:p>
            <text:p>Ausrichter bestimmt Tische in Runde 5</text:p>
          </table:table-cell>
          <table:table-cell table:number-columns-repeated="1007"/>
        </table:table-row>
        <table:table-row table:style-name="ro5">
          <table:table-cell office:value-type="string">
            <text:p>T7</text:p>
          </table:table-cell>
          <table:table-cell table:style-name="ce7" office:value-type="string">
            <text:p><text:span text:style-name="T1">Turnier wird im Modus jeder </text:span><text:span text:style-name="T1">gegen jeden durchgeführt. (6 </text:span><text:span text:style-name="T1">Teilnehmer, drei Billards, 5 </text:span><text:span text:style-name="T1">Spielrunden, 1 Turniertag)</text:span>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-5</text:p>
            <text:p>3-6</text:p>
            <text:p>1-4</text:p>
            <text:p>4-5</text:p>
            <text:p>1-2</text:p>
          </table:table-cell>
          <table:table-cell office:value-type="string">
            <text:p>3-4</text:p>
            <text:p>1-5</text:p>
            <text:p>2-3</text:p>
            <text:p>2-6</text:p>
            <text:p>4-6</text:p>
          </table:table-cell>
          <table:table-cell office:value-type="string">
            <text:p>1-6</text:p>
            <text:p>2-4</text:p>
            <text:p>5-6</text:p>
            <text:p>1-3</text:p>
            <text:p>3-5</text:p>
          </table:table-cell>
          <table:table-cell table:number-columns-repeated="1009"/>
        </table:table-row>
        <table:table-row table:style-name="ro4">
          <table:table-cell office:value-type="string">
            <text:p>T8</text:p>
          </table:table-cell>
          <table:table-cell table:style-name="ce7" office:value-type="string">
            <text:p><text:span text:style-name="T1">Turnier wird im Modus jeder </text:span><text:span text:style-name="T1">gegen jeden durchgeführt. (6 </text:span><text:span text:style-name="T1">Teilnehmer, drei Billards, 5 </text:span><text:span text:style-name="T1">Spielrunden, 2 Turniertage)</text:span>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reiband gross </text:p>
            <text:p>Klasse I</text:p>
          </table:table-cell>
          <table:table-cell office:value-type="string">
            <text:p>Day1</text:p>
            <text:p>2-5</text:p>
            <text:p>3-6</text:p>
            <text:p>1-4</text:p>
            <text:p>Day2</text:p>
            <text:p>4-5</text:p>
            <text:p>1-2</text:p>
          </table:table-cell>
          <table:table-cell office:value-type="string">
            <text:p>Day1</text:p>
            <text:p>3-4</text:p>
            <text:p>1-5</text:p>
            <text:p>2-3</text:p>
            <text:p>Day2</text:p>
            <text:p>2-6</text:p>
            <text:p>4-6</text:p>
          </table:table-cell>
          <table:table-cell office:value-type="string">
            <text:p>Day1</text:p>
            <text:p>1-6</text:p>
            <text:p>2-4</text:p>
            <text:p>5-6</text:p>
            <text:p>Day2</text:p>
            <text:p>1-3</text:p>
            <text:p>3-5</text:p>
          </table:table-cell>
          <table:table-cell table:number-columns-repeated="1009"/>
        </table:table-row>
        <table:table-row table:style-name="ro8">
          <table:table-cell office:value-type="string">
            <text:p>T9</text:p>
          </table:table-cell>
          <table:table-cell table:style-name="ce7" office:value-type="string">
            <text:p><text:span text:style-name="T5">Turnier wird im Modus 2 </text:span><text:span text:style-name="T5">Gruppen à 3 und 4 Spieler, </text:span><text:span text:style-name="T5">Platzierung 5, 3, Finale </text:span><text:span text:style-name="T5">Durchgeführt. </text:span><text:span text:style-name="T1">(7 Teilnehmer, </text:span><text:span text:style-name="T1">drei Billards, 4 Spielrunden, 1 </text:span><text:span text:style-name="T1">Turniertag)</text:span>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style-name="ce13" office:value-type="string">
            <text:p><text:span text:style-name="T10">2</text:span></text:p>
            <text:p><text:span text:style-name="T10">S1,S4,S5</text:span></text:p>
            <text:p><text:span text:style-name="T10">S2,S3, S6,S7</text:span>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-3</text:p>
            <text:p>2-3</text:p>
            <text:p>1-2</text:p>
          </table:table-cell>
          <table:table-cell table:style-name="ce15" office:value-type="string">
            <text:p>1-4</text:p>
            <text:p/>
          </table:table-cell>
          <table:table-cell table:style-name="ce15" office:value-type="string">
            <text:p>2-3</text:p>
            <text:p/>
          </table:table-cell>
          <table:table-cell table:number-columns-repeated="1009"/>
        </table:table-row>
        <table:table-row table:style-name="ro9">
          <table:table-cell office:value-type="string">
            <text:p>T10</text:p>
          </table:table-cell>
          <table:table-cell table:style-name="ce9" office:value-type="string">
            <text:p><text:span text:style-name="T6">Turnier wird im Modus 2 </text:span><text:span text:style-name="T6">Gruppen à 3 und 4 Spieler, </text:span><text:span text:style-name="T6">Platzierung 5, 3, Halb-</text:span><text:span text:style-name="T7">finale, </text:span><text:span text:style-name="T7">Finale durchgeführt.</text:span><text:span text:style-name="T6">(7 </text:span><text:span text:style-name="T6">Teilnehmer, drei Billards, 5 </text:span><text:span text:style-name="T6">Spielrunden, 1 Turniertag)</text:span>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style-name="ce13" office:value-type="string">
            <text:p><text:span text:style-name="T10">2</text:span></text:p>
            <text:p><text:span text:style-name="T10">S1,S4,S5</text:span></text:p>
            <text:p><text:span text:style-name="T10">S2,S3, S6,S7</text:span>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0">
          <table:table-cell office:value-type="string">
            <text:p>T11</text:p>
          </table:table-cell>
          <table:table-cell table:style-name="ce9" office:value-type="string">
            <text:p><text:span text:style-name="T6">Turnier wird im Modus jeder </text:span><text:span text:style-name="T6">gegen jeden durchgeführt. </text:span><text:span text:style-name="T7">(7 </text:span><text:span text:style-name="T7">Teilnehmer, drei Billards, 7 </text:span><text:span text:style-name="T7">Spielrunden, 2 Turniertage)</text:span>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y1</text:p>
            <text:p>3-6</text:p>
            <text:p>5-6</text:p>
            <text:p>2-4</text:p>
            <text:p>1-7</text:p>
            <text:p>Day2</text:p>
            <text:p>3-4</text:p>
            <text:p>5-7</text:p>
            <text:p>1-2</text:p>
          </table:table-cell>
          <table:table-cell office:value-type="string">
            <text:p>Day1</text:p>
            <text:p>4-5</text:p>
            <text:p>4-7</text:p>
            <text:p>1-5</text:p>
            <text:p>2-6</text:p>
            <text:p>Day2</text:p>
            <text:p>1-6</text:p>
            <text:p>2-3</text:p>
            <text:p>3-7</text:p>
          </table:table-cell>
          <table:table-cell office:value-type="string">
            <text:p>Day</text:p>
            <text:p>2-7</text:p>
            <text:p>1-3</text:p>
            <text:p>6-7</text:p>
            <text:p>3-5</text:p>
            <text:p>Day2</text:p>
            <text:p>2-5</text:p>
            <text:p>1-4</text:p>
            <text:p>4-6</text:p>
          </table:table-cell>
          <table:table-cell table:number-columns-repeated="1009"/>
        </table:table-row>
        <table:table-row table:style-name="ro4">
          <table:table-cell office:value-type="string">
            <text:p>T12</text:p>
          </table:table-cell>
          <table:table-cell table:style-name="ce10" office:value-type="string">
            <text:p><text:span text:style-name="T8">Turnier wird im Modus 2 </text:span><text:span text:style-name="T8">Gruppen à 4 Spieler, Platzierung </text:span><text:span text:style-name="T8">7, 5, 3, Finale</text:span></text:p>
            <text:p><text:span text:style-name="T8">Durchgeführt. </text:span><text:span text:style-name="T7">(8 Teilnehmer, </text:span><text:span text:style-name="T7">vier Billards, 4 Spielrunden, 1 </text:span><text:span text:style-name="T7">Turniertag)</text:span>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<text:span text:style-name="T10">3-6</text:span></text:p>
            <text:p><text:span text:style-name="T10">5-6</text:span></text:p>
            <text:p><text:span text:style-name="T10">2-4</text:span></text:p>
            <text:p><text:span text:style-name="T10">1-7</text:span></text:p>
            <text:p><text:span text:style-name="T10">3-4</text:span></text:p>
            <text:p><text:span text:style-name="T10">5-7</text:span></text:p>
            <text:p><text:span text:style-name="T10">1-2</text:span></text:p>
          </table:table-cell>
          <table:table-cell table:style-name="ce13" office:value-type="string">
            <text:p><text:span text:style-name="T10">4-5</text:span></text:p>
            <text:p><text:span text:style-name="T10">4-7</text:span></text:p>
            <text:p><text:span text:style-name="T10">1-5</text:span></text:p>
            <text:p><text:span text:style-name="T10">2-6</text:span></text:p>
            <text:p><text:span text:style-name="T10">1-6</text:span></text:p>
            <text:p><text:span text:style-name="T10">2-3</text:span></text:p>
            <text:p><text:span text:style-name="T10">3-7</text:span></text:p>
          </table:table-cell>
          <table:table-cell table:style-name="ce13" office:value-type="string">
            <text:p><text:span text:style-name="T10">2-7</text:span></text:p>
            <text:p><text:span text:style-name="T10">1-3</text:span></text:p>
            <text:p><text:span text:style-name="T10">6-7</text:span></text:p>
            <text:p><text:span text:style-name="T10">3-5</text:span></text:p>
            <text:p><text:span text:style-name="T10">2-5</text:span></text:p>
            <text:p><text:span text:style-name="T10">1-4</text:span></text:p>
            <text:p><text:span text:style-name="T10">4-6</text:span></text:p>
          </table:table-cell>
          <table:table-cell table:number-columns-repeated="1009"/>
        </table:table-row>
        <table:table-row table:style-name="ro11">
          <table:table-cell office:value-type="string">
            <text:p>T13</text:p>
          </table:table-cell>
          <table:table-cell table:style-name="ce11" office:value-type="string">
            <text:p><text:span text:style-name="T9">Turnier wird im Modus 2 </text:span><text:span text:style-name="T9">Gruppen à 4 Spieler, Platzierung </text:span><text:span text:style-name="T9">7, 5, 3, Finale</text:span></text:p>
            <text:p><text:span text:style-name="T9">Durchgeführt. </text:span><text:span text:style-name="T7">(8 Teilnehmer, </text:span><text:span text:style-name="T7">vier Billards, 4 Spielrunden, 1 </text:span><text:span text:style-name="T7">Turniertag)</text:span>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</text:p>
            <text:p>S1,S4,S5,S8</text:p>
            <text:p>S2,S3,S6,S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string">
            <text:p>1-4</text:p>
            <text:p/>
          </table:table-cell>
          <table:table-cell office:value-type="string">
            <text:p>2-3</text:p>
            <text:p/>
          </table:table-cell>
          <table:table-cell office:value-type="string">
            <text:p>1-4</text:p>
            <text:p/>
          </table:table-cell>
          <table:table-cell table:style-name="ce15" office:value-type="string">
            <text:p>2-3</text:p>
            <text:p/>
          </table:table-cell>
          <table:table-cell table:style-name="ce16" office:value-type="string">
            <text:p><text:span text:style-name="T6">Runde2: </text:span><text:span text:style-name="T7">Verlierer wechseln den </text:span><text:span text:style-name="T7">Tisch</text:span></text:p>
            <text:p><text:span text:style-name="T7">(bei unentschieden</text:span><text:span text:style-name="T11"/><text:span text:style-name="T7">lo- sen)</text:span></text:p>
            <text:p><text:span text:style-name="T7">Runde3: Restliche Partien</text:span></text:p>
            <text:p><text:span text:style-name="T7">Bester Sieger (GD in 2.) bleibt </text:span><text:span text:style-name="T7">am Tisch</text:span></text:p>
            <text:p><text:span text:style-name="T7">(bei unentschieden in 2.</text:span><text:span text:style-name="T11"> </text:span><text:span text:style-name="T7">losen)</text:span></text:p>
          </table:table-cell>
          <table:table-cell table:style-name="ce17" office:value-type="string">
            <text:p><text:span text:style-name="T6">Runde4:</text:span></text:p>
            <text:p><text:span text:style-name="T6">Finale</text:span></text:p>
            <text:p><text:span text:style-name="T6">Platz 7-8</text:span></text:p>
            <text:p><text:span text:style-name="T6">Platz 5-6</text:span></text:p>
            <text:p><text:span text:style-name="T6">Platz 3-4</text:span></text:p>
            <text:p><text:span text:style-name="T6"/></text:p>
            <text:p><text:span text:style-name="T7">Ausrichter bestimmt Tische</text:span></text:p>
          </table:table-cell>
          <table:table-cell table:number-columns-repeated="1006"/>
        </table:table-row>
        <table:table-row table:style-name="ro12">
          <table:table-cell office:value-type="string">
            <text:p>T14</text:p>
          </table:table-cell>
          <table:table-cell table:style-name="ce11" office:value-type="string">
            <text:p><text:span text:style-name="T9">Turnier wird im Modus 2 </text:span><text:span text:style-name="T9">Gruppen à 4 Spieler, Platzierung </text:span><text:span text:style-name="T9">7, 5, 3, Halbfina-</text:span></text:p>
            <text:p><text:span text:style-name="T9">le, Finale durchgeführt. </text:span><text:span text:style-name="T7">(8 </text:span><text:span text:style-name="T7">Teilnehmer, vier Billards, 5 </text:span><text:span text:style-name="T7">Spielrunden, 2 Turniertage)</text:span>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>
            <text:p>T15</text:p>
          </table:table-cell>
          <table:table-cell table:number-columns-repeated="1023"/>
        </table:table-row>
        <table:table-row table:style-name="ro2">
          <table:table-cell office:value-type="string">
            <text:p>T16</text:p>
          </table:table-cell>
          <table:table-cell table:number-columns-repeated="1023"/>
        </table:table-row>
        <table:table-row table:style-name="ro2">
          <table:table-cell office:value-type="string">
            <text:p>T17</text:p>
          </table:table-cell>
          <table:table-cell table:number-columns-repeated="1023"/>
        </table:table-row>
        <table:table-row table:style-name="ro2">
          <table:table-cell office:value-type="string">
            <text:p>T18</text:p>
          </table:table-cell>
          <table:table-cell table:number-columns-repeated="1023"/>
        </table:table-row>
        <table:table-row table:style-name="ro2">
          <table:table-cell office:value-type="string">
            <text:p>T19</text:p>
          </table:table-cell>
          <table:table-cell table:number-columns-repeated="1023"/>
        </table:table-row>
        <table:table-row table:style-name="ro2">
          <table:table-cell office:value-type="string">
            <text:p>T20</text:p>
          </table:table-cell>
          <table:table-cell table:number-columns-repeated="1023"/>
        </table:table-row>
        <table:table-row table:style-name="ro2">
          <table:table-cell office:value-type="string">
            <text:p>T21</text:p>
          </table:table-cell>
          <table:table-cell table:number-columns-repeated="1023"/>
        </table:table-row>
        <table:table-row table:style-name="ro2">
          <table:table-cell office:value-type="string">
            <text:p>T22</text:p>
          </table:table-cell>
          <table:table-cell table:number-columns-repeated="1023"/>
        </table:table-row>
        <table:table-row table:style-name="ro2">
          <table:table-cell office:value-type="string">
            <text:p>T23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2" table:default-cell-style-name="Default"/>
        <table:table-row table:style-name="ro13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-Regular" svg:font-family="Wingdings-Regular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12.10.2020</text:date>, <text:time>17:03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not Ullrich</meta:initial-creator>
    <meta:creation-date>2020-10-06T21:36:58</meta:creation-date>
    <dc:date>2020-10-12T17:03:51</dc:date>
    <dc:creator>Gernot Ullrich</dc:creator>
    <meta:editing-duration>PT16H5S</meta:editing-duration>
    <meta:editing-cycles>1</meta:editing-cycles>
    <meta:document-statistic meta:table-count="3" meta:cell-count="205" meta:object-count="0"/>
    <meta:generator>OpenOffice/4.1.7$Unix OpenOffice.org_project/417m1$Build-9800</meta:generator>
  </office:meta>
</office:document-meta>
</file>